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draw:shadow="visib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pr1" style:family="presentation" style:parent-style-name="Domyślnie-title">
      <style:graphic-properties fo:min-height="3.506cm"/>
    </style:style>
    <style:style style:name="pr2" style:family="presentation" style:parent-style-name="Domyślnie-subtitle">
      <style:graphic-properties draw:fill-color="#ffffff" fo:min-height="12.179cm"/>
    </style:style>
    <style:style style:name="pr3" style:family="presentation" style:parent-style-name="Domyślnie-notes">
      <style:graphic-properties draw:fill-color="#ffffff" fo:min-height="13.364cm"/>
    </style:style>
    <style:style style:name="pr4" style:family="presentation" style:parent-style-name="Domyślnie-outline1">
      <style:graphic-properties fo:min-height="11.929cm"/>
    </style:style>
    <style:style style:name="P1" style:family="paragraph">
      <style:paragraph-properties fo:text-align="justify"/>
    </style:style>
    <style:style style:name="P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draw:frame presentation:style-name="pr1" draw:layer="layout" svg:width="25.199cm" svg:height="3.506cm" svg:x="1.6cm" svg:y="6cm" presentation:class="title" presentation:user-transformed="true">
          <draw:text-box>
            <text:p>Projekt do symulowania zachowania liny</text:p>
          </draw:text-box>
        </draw:frame>
        <draw:frame presentation:style-name="pr2" draw:layer="layout" svg:width="25.199cm" svg:height="12.179cm" svg:x="7.2cm" svg:y="10.621cm" presentation:class="subtitle" presentation:user-transformed="true">
          <draw:text-box>
            <text:p>Grupa: </text:p>
            <text:p>Michał Brańka</text:p>
            <text:p>Juliusz Chojenka</text:p>
            <text:p>Jakub Rosiński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2T1">
        <draw:frame presentation:style-name="pr1" draw:layer="layout" svg:width="25.199cm" svg:height="3.506cm" svg:x="1.4cm" svg:y="0.837cm" presentation:class="title">
          <draw:text-box>
            <text:p>Proble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Zaprojektować linę składającą się z punktów posiadających masę połączonych ze sobą sprężynkami.</text:p>
              </text:list-item>
              <text:list-item>
                <text:p>Siła jest równa F=-k*<text:span text:style-name="T1">r</text:span> </text:p>
              </text:list-item>
            </text:list>
            <text:list text:style-name="L4">
              <text:list-item>
                <text:list>
                  <text:list-item>
                    <text:p>k-stała sprężystości </text:p>
                  </text:list-item>
                  <text:list-item>
                    <text:p><text:span text:style-name="T1">r</text:span>- wektor przemieszczenia</text:p>
                  </text:list-item>
                </text:list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2T1">
        <draw:frame presentation:style-name="pr1" draw:layer="layout" svg:width="25.199cm" svg:height="3.506cm" svg:x="1.4cm" svg:y="0.837cm" presentation:class="title">
          <draw:text-box>
            <text:p>Założeni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Ustalanie długości liny poprzez ilość cząstek</text:p>
              </text:list-item>
              <text:list-item>
                <text:p>Ustalenie stałej sprężystości liny</text:p>
              </text:list-item>
              <text:list-item>
                <text:p>Zachowanie liny pod wpływem grawitacji</text:p>
              </text:list-item>
              <text:list-item>
                <text:p>Zachowanie liny w styku z podłożem (tarcie)</text:p>
              </text:list-item>
              <text:list-item>
                <text:p>Opory powietrza</text:p>
              </text:list-item>
              <text:list-item>
                <text:p>Sterowanie klawiaturą</text:p>
                <text:list>
                  <text:list-item>
                    <text:p>Kierunki w płaszczyznach x,y,z.</text:p>
                  </text:list-item>
                </text:list>
              </text:list-item>
              <text:list-item>
                <text:p>Grafika w OpenGL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2T1">
        <draw:frame presentation:style-name="pr1" draw:layer="layout" svg:width="25.199cm" svg:height="3.506cm" svg:x="1.4cm" svg:y="0.837cm" presentation:class="title">
          <draw:text-box>
            <text:p>Budowa programu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Fizyka zawarta jest w plikach:</text:p>
              </text:list-item>
            </text:list>
            <text:list text:style-name="L4">
              <text:list-item>
                <text:list>
                  <text:list-item>
                    <text:p>Physics1.h</text:p>
                  </text:list-item>
                  <text:list-item>
                    <text:p>Physics2.h</text:p>
                  </text:list-item>
                </text:list>
              </text:list-item>
            </text:list>
            <text:list text:style-name="L3">
              <text:list-item>
                <text:p>Obsługa OpenGL</text:p>
              </text:list-item>
            </text:list>
            <text:list text:style-name="L4">
              <text:list-item>
                <text:list>
                  <text:list-item>
                    <text:p>Lina.cpp</text:p>
                  </text:list-item>
                </text:list>
              </text:list-item>
            </text:list>
            <text:list text:style-name="L3">
              <text:list-item>
                <text:p>Obsługa całości programu:</text:p>
              </text:list-item>
            </text:list>
            <text:list text:style-name="L4">
              <text:list-item>
                <text:list>
                  <text:list-item>
                    <text:p>main.cp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2T1">
        <draw:frame presentation:style-name="pr1" draw:layer="layout" svg:width="25.199cm" svg:height="3.506cm" svg:x="1.4cm" svg:y="0.837cm" presentation:class="title">
          <draw:text-box>
            <text:p>Działanie</text:p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p text:style-name="P1">Lina składa się z punktów, które posiadają masę i są połączone sprężynkami. Każda masa jest opisana przez wektory pozycji oraz prędkości. Do symulacji używa się wektora siły działających na każdą masę z osobna. Zmiana prędkości jest liczona za pomocą metody Eulera, która jest najprostsza i najszybsza. Zmianę prędkości znamy z zasad dynamiki Newtona: F=ma; a- v*dt.</text:p>
            <text:p text:style-name="P1">Symulacja wykorzystuje oprócz zmiany prędkości przez ruch, oddziaływanie grawitacyjne oraz oddziaływanie z podłożem i z powietrzem. Realizacja jest wykonywana przez sumowanie wszystkich sił działających na ciało. </text:p>
            <text:p text:style-name="P1">Każdy punkt posiadający na masę oddziałuje poprzez sprężynki na swoich sąsiadów. 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2T1">
        <draw:frame presentation:style-name="pr1" draw:layer="layout" svg:width="25.199cm" svg:height="3.506cm" svg:x="1.4cm" svg:y="0.837cm" presentation:class="title">
          <draw:text-box>
            <text:p>Łączenie</text:p>
          </draw:text-box>
        </draw:frame>
        <draw:custom-shape draw:style-name="gr2" draw:text-style-name="P2" draw:layer="layout" svg:width="1.4cm" svg:height="1.4cm" svg:x="3.9cm" svg:y="6.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1.4cm" svg:height="1.4cm" svg:x="8.4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4cm" svg:height="1.4cm" svg:x="13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4cm" svg:height="1.4cm" svg:x="17.5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4cm" svg:height="1.4cm" svg:x="22.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6cm" svg:height="1cm" svg:x="5.5cm" svg:y="6.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2" draw:layer="layout" svg:width="2.6cm" svg:height="1cm" svg:x="10.101cm" svg:y="6.30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2" draw:layer="layout" svg:width="2.6cm" svg:height="1cm" svg:x="14.701cm" svg:y="6.30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2" draw:layer="layout" svg:width="2.6cm" svg:height="1cm" svg:x="19.301cm" svg:y="6.30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" draw:text-style-name="P1" draw:layer="layout" svg:width="25.305cm" svg:height="8.783cm" svg:x="1.9cm" svg:y="9.8cm">
          <draw:text-box>
            <text:p text:style-name="P1">Masy punktów są zakładane przez użytkownika.</text:p>
            <text:p text:style-name="P1">Stałą sprężystości wybieramy w zależności jak bardzo elastyczną chcemy otrzymać linę.</text:p>
            <text:p text:style-name="P1"/>
            <text:p text:style-name="P1">Punkt pierwszy przy zmianie położenia za pomocą sprężynki ciągnie punkt kolejny.</text:p>
            <text:p text:style-name="P1">W czasie symulacja działa w sposób taki, że ruch liny odbywa się do momentu</text:p>
            <text:p text:style-name="P1"><text:s/>jak sprężynki przekazują energię. Poniżej tego punktu lina jest nieruchoma. </text:p>
            <text:p text:style-name="P1"/>
            <text:p text:style-name="P1">Do zmiany energii dodaje się:</text:p>
            <text:list text:style-name="L5">
              <text:list-item>
                <text:p text:style-name="P1">Tarcie powietrza</text:p>
              </text:list-item>
              <text:list-item>
                <text:p text:style-name="P1">Tarcie powierzchni</text:p>
                <text:p text:style-name="P1"/>
              </text:list-item>
            </text:list>
            <text:p text:style-name="P1">Lina znajduje się cały czas w potencjale grawitacyjnym.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cm" fo:margin-bottom="0.4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cm" fo:margin-bottom="0.3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cm" fo:margin-bottom="0.2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er&gt;</text:page-number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er&gt;</text:page-number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25T11:22:26.900862541</meta:creation-date>
    <dc:date>2015-06-25T12:10:44.149739833</dc:date>
    <meta:editing-duration>PT33M20S</meta:editing-duration>
    <meta:editing-cycles>2</meta:editing-cycles>
    <meta:generator>LibreOffice/4.2.8.2$Linux_X86_64 LibreOffice_project/420m0$Build-2</meta:generator>
    <meta:document-statistic meta:object-count="54"/>
  </office:meta>
</office:document-meta>
</file>